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000000002FD00000006B0322467.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NewRoman,Bold" svg:font-family="'TimesNewRoman,Bold'"/>
    <style:font-face style:name="Times New Roman1" svg:font-family="'Times New Roman'" style:font-family-generic="roman"/>
    <style:font-face style:name="TimesNewRomanPSMT" svg:font-family="TimesNewRomanPSMT" style:font-family-generic="roman"/>
    <style:font-face style:name="ArialUnicodeMS" svg:font-family="ArialUnicodeMS" style:font-family-generic="swis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A2" style:family="table-cell" style:data-style-name="N37">
      <style:table-cell-properties fo:padding-left="0.075in" fo:padding-right="0.075in" fo:padding-top="0in" fo:padding-bottom="0in" fo:border="0.0069in solid #00000a"/>
    </style:style>
    <style:style style:name="Table1.B2" style:family="table-cell" style:data-style-name="N0">
      <style:table-cell-properties fo:padding-left="0.075in" fo:padding-right="0.075in" fo:padding-top="0in" fo:padding-bottom="0in" fo:border="0.0069in solid #00000a"/>
    </style:style>
    <style:style style:name="Table2" style:family="table">
      <style:table-properties style:width="6.2681in" table:align="margins" style:writing-mode="lr-tb"/>
    </style:style>
    <style:style style:name="Table2.A" style:family="table-column">
      <style:table-column-properties style:column-width="1.4688in" style:rel-column-width="15356*"/>
    </style:style>
    <style:style style:name="Table2.B" style:family="table-column">
      <style:table-column-properties style:column-width="4.7993in" style:rel-column-width="5017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5458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3" style:family="table-row">
      <style:table-row-properties style:min-row-height="0.4674in"/>
    </style:style>
    <style:style style:name="Table2.4" style:family="table-row">
      <style:table-row-properties style:min-row-height="0.534in"/>
    </style:style>
    <style:style style:name="Table3" style:family="table">
      <style:table-properties style:width="6.2681in" table:align="margins" style:writing-mode="lr-tb"/>
    </style:style>
    <style:style style:name="Table3.A" style:family="table-column">
      <style:table-column-properties style:column-width="1.2535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writing-mode="lr-tb"/>
    </style:style>
    <style:style style:name="Table4.A" style:family="table-column">
      <style:table-column-properties style:column-width="1.2535in" style:rel-column-width="13105*"/>
    </style:style>
    <style:style style:name="Table4.C" style:family="table-column">
      <style:table-column-properties style:column-width="1.566in" style:rel-column-width="16372*"/>
    </style:style>
    <style:style style:name="Table4.D" style:family="table-column">
      <style:table-column-properties style:column-width="0.941in" style:rel-column-width="9838*"/>
    </style:style>
    <style:style style:name="Table4.E" style:family="table-column">
      <style:table-column-properties style:column-width="1.2542in" style:rel-column-width="1311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writing-mode="lr-tb"/>
    </style:style>
    <style:style style:name="Table6.A" style:family="table-column">
      <style:table-column-properties style:column-width="1.2535in" style:rel-column-width="13105*"/>
    </style:style>
    <style:style style:name="Table6.C" style:family="table-column">
      <style:table-column-properties style:column-width="1.566in" style:rel-column-width="16372*"/>
    </style:style>
    <style:style style:name="Table6.D" style:family="table-column">
      <style:table-column-properties style:column-width="0.941in" style:rel-column-width="9838*"/>
    </style:style>
    <style:style style:name="Table6.E" style:family="table-column">
      <style:table-column-properties style:column-width="1.2542in" style:rel-column-width="13115*"/>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7" style:family="table">
      <style:table-properties style:width="6.2681in" table:align="margins" style:writing-mode="lr-tb"/>
    </style:style>
    <style:style style:name="Table7.A" style:family="table-column">
      <style:table-column-properties style:column-width="1.2535in" style:rel-column-width="13105*"/>
    </style:style>
    <style:style style:name="Table7.C" style:family="table-column">
      <style:table-column-properties style:column-width="1.566in" style:rel-column-width="16372*"/>
    </style:style>
    <style:style style:name="Table7.D" style:family="table-column">
      <style:table-column-properties style:column-width="0.941in" style:rel-column-width="9838*"/>
    </style:style>
    <style:style style:name="Table7.E" style:family="table-column">
      <style:table-column-properties style:column-width="1.2542in" style:rel-column-width="13115*"/>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8" style:family="table">
      <style:table-properties style:width="6.2681in" table:align="margins" style:writing-mode="lr-tb"/>
    </style:style>
    <style:style style:name="Table8.A" style:family="table-column">
      <style:table-column-properties style:column-width="1.2535in" style:rel-column-width="13105*"/>
    </style:style>
    <style:style style:name="Table8.C" style:family="table-column">
      <style:table-column-properties style:column-width="1.566in" style:rel-column-width="16372*"/>
    </style:style>
    <style:style style:name="Table8.D" style:family="table-column">
      <style:table-column-properties style:column-width="0.941in" style:rel-column-width="9838*"/>
    </style:style>
    <style:style style:name="Table8.E" style:family="table-column">
      <style:table-column-properties style:column-width="1.2542in" style:rel-column-width="13115*"/>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2681in" table:align="margins" style:writing-mode="lr-tb"/>
    </style:style>
    <style:style style:name="Table9.A" style:family="table-column">
      <style:table-column-properties style:column-width="1.2535in" style:rel-column-width="13105*"/>
    </style:style>
    <style:style style:name="Table9.C" style:family="table-column">
      <style:table-column-properties style:column-width="1.566in" style:rel-column-width="16372*"/>
    </style:style>
    <style:style style:name="Table9.D" style:family="table-column">
      <style:table-column-properties style:column-width="0.941in" style:rel-column-width="9838*"/>
    </style:style>
    <style:style style:name="Table9.E" style:family="table-column">
      <style:table-column-properties style:column-width="1.2542in" style:rel-column-width="13115*"/>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data-style-name="N0">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10" style:family="table">
      <style:table-properties style:width="6.2681in" table:align="margins" style:writing-mode="lr-tb"/>
    </style:style>
    <style:style style:name="Table10.A" style:family="table-column">
      <style:table-column-properties style:column-width="1.2535in" style:rel-column-width="13105*"/>
    </style:style>
    <style:style style:name="Table10.C" style:family="table-column">
      <style:table-column-properties style:column-width="1.566in" style:rel-column-width="16372*"/>
    </style:style>
    <style:style style:name="Table10.D" style:family="table-column">
      <style:table-column-properties style:column-width="0.941in" style:rel-column-width="9838*"/>
    </style:style>
    <style:style style:name="Table10.E" style:family="table-column">
      <style:table-column-properties style:column-width="1.2542in" style:rel-column-width="13115*"/>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3" style:family="table">
      <style:table-properties style:width="6.2681in" table:align="margins" style:writing-mode="lr-tb"/>
    </style:style>
    <style:style style:name="Table13.A" style:family="table-column">
      <style:table-column-properties style:column-width="1.2535in" style:rel-column-width="13105*"/>
    </style:style>
    <style:style style:name="Table13.C" style:family="table-column">
      <style:table-column-properties style:column-width="1.566in" style:rel-column-width="16372*"/>
    </style:style>
    <style:style style:name="Table13.D" style:family="table-column">
      <style:table-column-properties style:column-width="0.941in" style:rel-column-width="9838*"/>
    </style:style>
    <style:style style:name="Table13.E" style:family="table-column">
      <style:table-column-properties style:column-width="1.2542in" style:rel-column-width="13115*"/>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data-style-name="N0">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4" style:family="table">
      <style:table-properties style:width="6.2681in" table:align="margins" style:writing-mode="lr-tb"/>
    </style:style>
    <style:style style:name="Table14.A" style:family="table-column">
      <style:table-column-properties style:column-width="1.2535in" style:rel-column-width="13105*"/>
    </style:style>
    <style:style style:name="Table14.C" style:family="table-column">
      <style:table-column-properties style:column-width="1.566in" style:rel-column-width="16372*"/>
    </style:style>
    <style:style style:name="Table14.D" style:family="table-column">
      <style:table-column-properties style:column-width="0.941in" style:rel-column-width="9838*"/>
    </style:style>
    <style:style style:name="Table14.E" style:family="table-column">
      <style:table-column-properties style:column-width="1.2542in" style:rel-column-width="13115*"/>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data-style-name="N0">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5" style:family="table">
      <style:table-properties style:width="6.2681in" table:align="margins" style:writing-mode="lr-tb"/>
    </style:style>
    <style:style style:name="Table15.A" style:family="table-column">
      <style:table-column-properties style:column-width="1.7097in" style:rel-column-width="2462*"/>
    </style:style>
    <style:style style:name="Table15.B" style:family="table-column">
      <style:table-column-properties style:column-width="3.1646in" style:rel-column-width="4557*"/>
    </style:style>
    <style:style style:name="Table15.C" style:family="table-column">
      <style:table-column-properties style:column-width="1.3938in" style:rel-column-width="2007*"/>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autospace="none"/>
      <style:text-properties style:font-name="Times New Roman" fo:font-size="11pt" style:font-name-asian="Calibri" style:font-size-asian="11pt" style:font-name-complex="Calibri" style:font-size-complex="11pt"/>
    </style:style>
    <style:style style:name="P6" style:family="paragraph" style:parent-style-name="Standard">
      <style:paragraph-properties style:text-autospace="none"/>
      <style:text-properties style:font-name="Times New Roman" fo:font-size="11pt" style:font-name-asian="Calibri" style:font-size-asian="11pt" style:font-name-complex="Calibri" style:font-size-complex="11pt"/>
    </style:style>
    <style:style style:name="P7" style:family="paragraph" style:parent-style-name="Standard">
      <style:text-properties style:font-name="Times New Roman" fo:font-size="11pt" fo:font-style="normal" style:font-name-asian="Times New Roman1" style:font-size-asian="11pt" style:font-style-asian="normal" style:font-name-complex="Times New Roman1" style:font-size-complex="11pt" style:font-style-complex="normal"/>
    </style:style>
    <style:style style:name="P8" style:family="paragraph" style:parent-style-name="Standard">
      <style:paragraph-properties fo:text-align="start" style:justify-single-word="false" style:text-autospace="none"/>
      <style:text-properties style:font-name="Times New Roman" fo:font-size="11pt" fo:font-style="normal" style:font-name-asian="Calibri" style:font-size-asian="11pt" style:font-style-asian="normal" style:font-name-complex="Calibri" style:font-size-complex="11pt" style:font-style-complex="normal"/>
    </style:style>
    <style:style style:name="P9" style:family="paragraph" style:parent-style-name="Standard">
      <style:text-properties fo:font-style="italic" style:font-style-asian="italic"/>
    </style:style>
    <style:style style:name="P10"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style:text-autospace="none"/>
      <style:text-properties style:font-name="Times New Roman1"/>
    </style:style>
    <style:style style:name="P13" style:family="paragraph" style:parent-style-name="Standard">
      <style:text-properties style:font-name="Arial" fo:font-size="10.5pt" style:font-name-asian="Times New Roman1" style:font-size-asian="10.5pt" style:font-name-complex="Times New Roman1" style:font-size-complex="10.5pt"/>
    </style:style>
    <style:style style:name="P14" style:family="paragraph" style:parent-style-name="Standard">
      <style:paragraph-properties fo:text-align="start" style:justify-single-word="false" style:text-autospace="none"/>
      <style:text-properties style:font-name="Arial" fo:font-size="10.5pt" style:font-name-asian="Times New Roman1" style:font-size-asian="10.5pt" style:font-name-complex="Times New Roman1" style:font-size-complex="10.5pt"/>
    </style:style>
    <style:style style:name="P15" style:family="paragraph" style:parent-style-name="Standard">
      <style:paragraph-properties style:text-autospace="none"/>
      <style:text-properties style:font-name="Arial" fo:font-size="10.5pt" style:font-size-asian="10.5pt" style:font-size-complex="10.5pt"/>
    </style:style>
    <style:style style:name="P16" style:family="paragraph" style:parent-style-name="Standard">
      <style:text-properties style:font-name="Arial" fo:font-size="11pt" style:font-name-asian="Calibri" style:font-size-asian="11pt" style:font-name-complex="Calibri" style:font-size-complex="11pt"/>
    </style:style>
    <style:style style:name="P17" style:family="paragraph" style:parent-style-name="Standard">
      <style:paragraph-properties style:text-autospace="none"/>
      <style:text-properties style:font-name="Arial" fo:font-size="11pt" style:font-name-asian="Times New Roman1" style:font-size-asian="11pt" style:font-name-complex="Times New Roman1" style:font-size-complex="11pt"/>
    </style:style>
    <style:style style:name="P18" style:family="paragraph" style:parent-style-name="Title">
      <style:paragraph-properties fo:break-before="page"/>
    </style:style>
    <style:style style:name="P19" style:family="paragraph" style:parent-style-name="Title">
      <style:paragraph-properties fo:text-align="end" style:justify-single-word="false"/>
    </style:style>
    <style:style style:name="P20" style:family="paragraph" style:parent-style-name="Tabletext">
      <style:paragraph-properties fo:text-align="center" style:justify-single-word="false"/>
      <style:text-properties fo:font-weight="bold" style:font-weight-asian="bold"/>
    </style:style>
    <style:style style:name="P21" style:family="paragraph" style:parent-style-name="Standard">
      <style:paragraph-properties fo:margin-left="0.4925in" fo:margin-right="0in" fo:text-indent="0in" style:auto-text-indent="false"/>
    </style:style>
    <style:style style:name="P22" style:family="paragraph" style:parent-style-name="Standard">
      <style:paragraph-properties style:line-height-at-least="0.1665in" fo:text-align="justify" style:justify-single-word="false" fo:orphans="0" fo:widows="0" style:writing-mode="lr-tb"/>
      <style:text-properties fo:font-size="11pt" fo:font-style="normal" style:font-size-asian="11pt" style:font-style-asian="normal" style:font-size-complex="11pt" style:font-style-complex="normal"/>
    </style:style>
    <style:style style:name="P23" style:family="paragraph" style:parent-style-name="Standard">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4" style:family="paragraph" style:parent-style-name="Standard">
      <style:paragraph-properties fo:margin-left="0in" fo:margin-right="0in" fo:text-indent="0in" style:auto-text-indent="false"/>
      <style:text-properties style:font-name="Times New Roman" fo:font-size="11pt" style:font-name-asian="Calibri" style:font-size-asian="11pt" style:font-name-complex="Calibri" style:font-size-complex="11pt"/>
    </style:style>
    <style:style style:name="P25" style:family="paragraph" style:parent-style-name="Standard">
      <style:paragraph-properties fo:margin-left="0in" fo:margin-right="0in" fo:text-indent="0in" style:auto-text-indent="false" style:text-autospace="none"/>
      <style:text-properties style:font-name="Times New Roman1"/>
    </style:style>
    <style:style style:name="P26"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7" style:family="paragraph" style:parent-style-name="Text_20_body">
      <style:paragraph-properties fo:margin-left="0in" fo:margin-right="0in" fo:text-indent="0in" style:auto-text-indent="false"/>
      <style:text-properties fo:font-size="11pt" style:font-size-asian="11pt" style:font-size-complex="11pt"/>
    </style:style>
    <style:style style:name="P28" style:family="paragraph" style:parent-style-name="Text_20_body">
      <style:paragraph-properties fo:margin-left="0in" fo:margin-right="0in" fo:text-indent="0in" style:auto-text-indent="false"/>
      <style:text-properties style:font-name="Arial" fo:font-size="11pt" style:font-name-asian="Calibri" style:font-size-asian="11pt" style:font-name-complex="Calibri" style:font-size-complex="11pt"/>
    </style:style>
    <style:style style:name="P29" style:family="paragraph" style:parent-style-name="Text_20_body">
      <style:paragraph-properties fo:margin-left="0in" fo:margin-right="0in" fo:text-indent="0in" style:auto-text-indent="false"/>
      <style:text-properties style:font-name="Arial" fo:font-size="11pt" style:font-name-asian="Times New Roman1" style:font-size-asian="11pt" style:font-name-complex="Times New Roman1" style:font-size-complex="11pt"/>
    </style:style>
    <style:style style:name="P30" style:family="paragraph" style:parent-style-name="Text_20_body">
      <style:paragraph-properties fo:margin-left="0in" fo:margin-right="0in" fo:text-indent="0in" style:auto-text-indent="false"/>
      <style:text-properties style:font-name="Times New Roman1" fo:font-size="12pt" style:font-name-asian="Times New Roman1" style:font-size-asian="12pt" style:font-name-complex="Times New Roman1" style:font-size-complex="12pt"/>
    </style:style>
    <style:style style:name="P31" style:family="paragraph" style:parent-style-name="Text_20_body">
      <style:text-properties fo:font-size="11pt"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style:font-name="Arial" fo:font-size="11pt" fo:font-weight="bold" style:font-size-asian="11pt" style:font-weight-asian="bold" style:font-size-complex="11pt" style:font-weight-complex="bold"/>
    </style:style>
    <style:style style:name="P34" style:family="paragraph" style:parent-style-name="Contents_20_1">
      <style:paragraph-properties>
        <style:tab-stops>
          <style:tab-stop style:position="6.2681in" style:type="right" style:leader-style="dotted" style:leader-text="."/>
        </style:tab-stops>
      </style:paragraph-properties>
    </style:style>
    <style:style style:name="P35" style:family="paragraph" style:parent-style-name="Contents_20_1">
      <style:paragraph-properties>
        <style:tab-stops>
          <style:tab-stop style:position="6.2681in" style:type="right" style:leader-style="dotted" style:leader-text="."/>
        </style:tab-stops>
      </style:paragraph-properties>
      <style:text-properties style:font-name="Cambria" fo:font-size="12pt" style:font-size-asian="12pt" style:language-asian="ja" style:country-asian="JP" style:font-size-complex="12pt"/>
    </style:style>
    <style:style style:name="P36" style:family="paragraph" style:parent-style-name="Contents_20_2">
      <style:paragraph-properties>
        <style:tab-stops>
          <style:tab-stop style:position="6.2681in" style:type="right" style:leader-style="dotted" style:leader-text="."/>
        </style:tab-stops>
      </style:paragraph-properties>
    </style:style>
    <style:style style:name="P37" style:family="paragraph" style:parent-style-name="Table_20_Contents">
      <style:text-properties style:font-name="Times New Roman1"/>
    </style:style>
    <style:style style:name="P38" style:family="paragraph" style:parent-style-name="Table_20_Contents">
      <style:text-properties style:font-name="Times New Roman1" fo:font-size="12pt" style:font-name-asian="Times New Roman1" style:font-size-asian="12pt" style:font-name-complex="Times New Roman1" style:font-size-complex="12pt"/>
    </style:style>
    <style:style style:name="P39" style:family="paragraph" style:parent-style-name="Table_20_Contents">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40" style:family="paragraph" style:parent-style-name="Table_20_Contents">
      <style:paragraph-properties fo:text-align="start" style:justify-single-word="false"/>
      <style:text-properties style:font-name="Arial" fo:font-size="11pt" style:font-size-asian="11pt" style:font-size-complex="11pt"/>
    </style:style>
    <style:style style:name="P41" style:family="paragraph" style:parent-style-name="Standard" style:list-style-name="L1">
      <style:text-properties fo:font-size="11pt" fo:font-style="normal" style:font-size-asian="11pt" style:font-style-asian="normal" style:font-size-complex="11pt" style:font-style-complex="normal"/>
    </style:style>
    <style:style style:name="P42" style:family="paragraph" style:parent-style-name="Standard">
      <style:text-properties fo:font-size="11pt" style:font-size-asian="11pt" style:font-size-complex="11pt"/>
    </style:style>
    <style:style style:name="P43" style:family="paragraph" style:parent-style-name="Standard" style:list-style-name="L3">
      <style:text-properties style:font-name="Arial" fo:font-size="11pt" style:font-name-asian="Calibri" style:font-size-asian="11pt" style:font-name-complex="Calibri" style:font-size-complex="11pt"/>
    </style:style>
    <style:style style:name="P44" style:family="paragraph" style:parent-style-name="Standard" style:list-style-name="">
      <style:paragraph-properties fo:text-align="start" style:justify-single-word="false" style:text-autospace="none"/>
    </style:style>
    <style:style style:name="P45" style:family="paragraph" style:parent-style-name="Standard">
      <style:paragraph-properties style:text-autospace="none"/>
      <style:text-properties style:font-name="Times New Roman1" fo:font-size="11pt" style:font-name-asian="Times New Roman1" style:font-size-asian="11pt" style:font-name-complex="Times New Roman1" style:font-size-complex="11pt"/>
    </style:style>
    <style:style style:name="P46"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47"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48" style:family="paragraph" style:parent-style-name="Standard">
      <style:paragraph-properties fo:text-align="start" style:justify-single-word="false" style:text-autospace="none"/>
      <style:text-properties style:font-name="Arial" fo:font-size="11pt" style:font-name-asian="Times New Roman1" style:font-size-asian="11pt" style:font-name-complex="Times New Roman1" style:font-size-complex="11pt"/>
    </style:style>
    <style:style style:name="P49" style:family="paragraph" style:parent-style-name="Standard" style:list-style-name="">
      <style:paragraph-properties fo:text-align="start" style:justify-single-word="false" style:text-autospace="none"/>
      <style:text-properties style:font-name="Arial2"/>
    </style:style>
    <style:style style:name="P50" style:family="paragraph" style:parent-style-name="Standard" style:list-style-name="">
      <style:paragraph-properties fo:text-align="start" style:justify-single-word="false" style:text-autospace="none"/>
      <style:text-properties style:font-name="Arial2" fo:font-size="11pt" style:font-size-asian="11pt" style:font-size-complex="11pt"/>
    </style:style>
    <style:style style:name="P51" style:family="paragraph" style:parent-style-name="Standard" style:list-style-name="">
      <style:paragraph-properties style:text-autospace="none"/>
      <style:text-properties style:font-name="Arial2" fo:font-size="11pt" style:font-size-asian="11pt" style:font-size-complex="11pt"/>
    </style:style>
    <style:style style:name="P52" style:family="paragraph" style:parent-style-name="Standard" style:list-style-name="">
      <style:paragraph-properties fo:text-align="start" style:justify-single-word="false" style:text-autospace="none"/>
      <style:text-properties style:font-name="Arial2" fo:font-size="11pt" style:font-name-asian="TimesNewRomanPSMT" style:font-size-asian="11pt" style:font-name-complex="TimesNewRomanPSMT" style:font-size-complex="11pt"/>
    </style:style>
    <style:style style:name="P53" style:family="paragraph" style:parent-style-name="Standard" style:list-style-name="">
      <style:paragraph-properties style:text-autospace="none"/>
      <style:text-properties style:font-name="Arial2"/>
    </style:style>
    <style:style style:name="P54" style:family="paragraph" style:parent-style-name="Standard">
      <style:paragraph-properties fo:margin-left="0in" fo:margin-right="0in" fo:text-indent="0in" style:auto-text-indent="false" style:text-autospace="none"/>
      <style:text-properties style:font-name="Times New Roman1" fo:font-size="11pt" style:font-size-asian="11pt" style:font-size-complex="11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Times New Roman1" fo:font-size="11pt" style:font-name-asian="Times New Roman1" style:font-size-asian="11pt" style:font-name-complex="Times New Roman1" style:font-size-complex="11pt"/>
    </style:style>
    <style:style style:name="P56" style:family="paragraph" style:parent-style-name="Standard">
      <style:paragraph-properties fo:margin-left="0.4925in" fo:margin-right="0in" fo:text-indent="0in" style:auto-text-indent="false"/>
    </style:style>
    <style:style style:name="P57" style:family="paragraph" style:parent-style-name="Text_20_body">
      <style:text-properties fo:font-size="11pt" style:font-size-asian="11pt" style:font-size-complex="11pt"/>
    </style:style>
    <style:style style:name="P58" style:family="paragraph" style:parent-style-name="Text_20_body" style:list-style-name="L2" style:master-page-name="">
      <style:paragraph-properties fo:margin-top="0in" fo:margin-bottom="0.0835in" style:line-height-at-least="0.1665in" fo:text-align="justify" style:justify-single-word="false" fo:keep-together="always" fo:orphans="0" fo:widows="0" style:page-number="auto" style:writing-mode="lr-tb"/>
      <style:text-properties style:font-name="Arial2" fo:font-size="11pt" fo:font-weight="normal" style:font-size-asian="11pt" style:font-weight-asian="normal" style:font-size-complex="11pt" style:font-weight-complex="normal"/>
    </style:style>
    <style:style style:name="P59" style:family="paragraph" style:parent-style-name="Text_20_body">
      <style:paragraph-properties fo:margin-left="0in" fo:margin-right="0in" fo:text-indent="0in" style:auto-text-indent="false"/>
      <style:text-properties fo:font-size="11pt" style:font-size-asian="11pt" style:font-size-complex="11pt"/>
    </style:style>
    <style:style style:name="P60" style:family="paragraph" style:parent-style-name="Heading_20_1">
      <style:text-properties fo:font-style="normal" style:font-style-asian="normal" style:font-style-complex="normal"/>
    </style:style>
    <style:style style:name="P61" style:family="paragraph" style:parent-style-name="Heading_20_1">
      <style:paragraph-properties fo:break-before="page"/>
    </style:style>
    <style:style style:name="P62" style:family="paragraph" style:parent-style-name="Heading_20_2">
      <style:text-properties fo:font-size="11pt" style:font-size-asian="11pt" style:font-size-complex="11pt"/>
    </style:style>
    <style:style style:name="P63" style:family="paragraph" style:parent-style-name="Heading_20_2">
      <style:text-properties fo:font-size="11pt" fo:font-style="normal" style:font-size-asian="11pt" style:font-style-asian="normal" style:font-size-complex="11pt" style:font-style-complex="normal"/>
    </style:style>
    <style:style style:name="P64" style:family="paragraph" style:parent-style-name="Heading_20_2">
      <style:text-properties fo:font-size="11pt" fo:font-weight="bold" style:font-size-asian="11pt" style:font-weight-asian="bold" style:font-size-complex="11pt" style:font-weight-complex="bold"/>
    </style:style>
    <style:style style:name="P65" style:family="paragraph" style:parent-style-name="Heading_20_2">
      <style:text-properties fo:font-style="italic" style:font-style-asian="italic"/>
    </style:style>
    <style:style style:name="P66" style:family="paragraph" style:parent-style-name="Heading_20_3">
      <style:text-properties fo:font-size="11pt" fo:font-style="normal" style:font-size-asian="11pt" style:font-style-asian="normal" style:font-size-complex="11pt" style:font-style-complex="normal"/>
    </style:style>
    <style:style style:name="P67" style:family="paragraph" style:parent-style-name="Title" style:master-page-name="First_20_Page">
      <style:paragraph-properties fo:text-align="end" style:justify-single-word="false" style:page-number="auto"/>
    </style:style>
    <style:style style:name="P68" style:family="paragraph" style:parent-style-name="Table_20_Contents">
      <style:text-properties style:font-name="Times New Roman1"/>
    </style:style>
    <style:style style:name="P69" style:family="paragraph" style:parent-style-name="Table_20_Contents">
      <style:paragraph-properties fo:text-align="start" style:justify-single-word="false"/>
      <style:text-properties style:font-name="Arial" fo:font-size="11pt" style:font-size-asian="11pt" style:font-size-complex="11pt"/>
    </style:style>
    <style:style style:name="P70" style:family="paragraph" style:parent-style-name="Table_20_Contents" style:list-style-name="">
      <style:paragraph-properties fo:text-align="start" style:justify-single-word="false" style:text-autospace="none"/>
      <style:text-properties style:font-name="Arial2" fo:font-size="11pt" fo:font-weight="bold" style:font-name-asian="TimesNewRoman,Bold" style:font-size-asian="11pt" style:font-weight-asian="bold" style:font-name-complex="TimesNewRoman,Bold" style:font-size-complex="11pt" style:font-weight-complex="bold"/>
    </style:style>
    <style:style style:name="P71" style:family="paragraph" style:parent-style-name="Table_20_Contents">
      <style:paragraph-properties fo:text-align="center" style:justify-single-word="false"/>
    </style:style>
    <style:style style:name="T1" style:family="text">
      <style:text-properties fo:font-size="14pt" style:font-size-asian="14pt"/>
    </style:style>
    <style:style style:name="T2" style:family="text">
      <style:text-properties fo:font-style="normal" style:font-style-asian="normal" style:font-style-complex="normal"/>
    </style:style>
    <style:style style:name="T3" style:family="text">
      <style:text-properties style:text-position="super 58%" style:font-name="Arial" fo:font-size="11pt" style:font-size-asian="11pt" style:font-size-complex="11pt"/>
    </style:style>
    <style:style style:name="T4" style:family="text">
      <style:text-properties fo:font-weight="bold" style:font-weight-asian="bold" style:font-weight-complex="bold"/>
    </style:style>
    <style:style style:name="T5" style:family="text">
      <style:text-properties fo:font-weight="bold" style:font-name-asian="Calibri" style:font-weight-asian="bold" style:font-name-complex="Calibri" style:font-weight-complex="bold"/>
    </style:style>
    <style:style style:name="T6" style:family="text">
      <style:text-properties fo:font-weight="bold" style:font-name-asian="Times New Roman1" style:font-weight-asian="bold" style:font-name-complex="Times New Roman1" style:font-weight-complex="bold"/>
    </style:style>
    <style:style style:name="T7" style:family="text">
      <style:text-properties fo:font-weight="bold" style:font-name-asian="TimesNewRoman,Bold" style:font-weight-asian="bold" style:font-name-complex="TimesNewRoman,Bold" style:font-weight-complex="bold"/>
    </style:style>
    <style:style style:name="T8" style:family="text">
      <style:text-properties style:font-name="Times New Roman" fo:font-size="10pt" style:font-name-asian="Calibri" style:font-size-asian="10pt" style:font-name-complex="Calibri" style:font-size-complex="10pt"/>
    </style:style>
    <style:style style:name="T9" style:family="text">
      <style:text-properties fo:font-weight="normal" style:font-weight-asian="normal" style:font-weight-complex="normal"/>
    </style:style>
    <style:style style:name="T10" style:family="text">
      <style:text-properties fo:font-weight="normal" style:font-name-asian="TimesNewRomanPSMT" style:font-weight-asian="normal" style:font-name-complex="TimesNewRomanPSMT" style:font-weight-complex="normal"/>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style:font-name-asian="Times New Roman1" style:font-size-asian="12pt" style:font-weight-asian="bold" style:font-name-complex="Times New Roman1" style:font-size-complex="12pt" style:font-weight-complex="bold"/>
    </style:style>
    <style:style style:name="T14" style:family="text">
      <style:text-properties fo:font-size="12pt" style:font-name-asian="Times New Roman1" style:font-size-asian="12pt" style:font-name-complex="Times New Roman1" style:font-size-complex="12pt"/>
    </style:style>
    <style:style style:name="T15" style:family="text">
      <style:text-properties style:font-name="Arial" fo:font-size="11pt" style:font-size-asian="11pt" style:font-size-complex="11pt"/>
    </style:style>
    <style:style style:name="T16" style:family="text">
      <style:text-properties style:font-name-asian="Times New Roman1" style:font-name-complex="Times New Roman1"/>
    </style:style>
    <style:style style:name="T17" style:family="text">
      <style:text-properties style:font-name="Arial" fo:font-size="11pt" fo:font-weight="normal" style:font-size-asian="11pt" style:font-weight-asian="normal" style:font-size-complex="11pt" style:font-weight-complex="normal"/>
    </style:style>
    <style:style style:name="T18" style:family="text">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T19" style:family="text">
      <style:text-properties style:font-name="Arial" fo:font-size="11pt" fo:font-weight="normal" style:font-name-asian="ArialUnicodeMS" style:font-size-asian="11pt" style:font-weight-asian="normal" style:font-name-complex="ArialUnicodeMS" style:font-size-complex="11pt" style:font-weight-complex="normal"/>
    </style:style>
    <style:style style:name="T20" style:family="text">
      <style:text-properties style:font-name="Arial" fo:font-size="11pt" style:font-size-asian="11pt" style:font-size-complex="11pt"/>
    </style:style>
    <style:style style:name="T21" style:family="text">
      <style:text-properties style:font-name="Arial" fo:font-size="11pt" style:font-name-asian="TimesNewRomanPSMT" style:font-size-asian="11pt" style:font-name-complex="TimesNewRomanPSMT" style:font-size-complex="11pt"/>
    </style:style>
    <style:style style:name="T22" style:family="text">
      <style:text-properties style:font-name="Arial" fo:font-size="11pt" style:font-name-asian="ArialUnicodeMS" style:font-size-asian="11pt" style:font-name-complex="ArialUnicodeMS" style:font-size-complex="11pt"/>
    </style:style>
    <style:style style:name="T23" style:family="text">
      <style:text-properties style:font-name="Arial" fo:font-size="11pt" style:font-name-asian="Calibri" style:font-size-asian="11pt" style:font-name-complex="Calibri" style:font-size-complex="11pt"/>
    </style:style>
    <style:style style:name="T24" style:family="text">
      <style:text-properties style:font-name="Arial" fo:font-size="12pt" fo:font-weight="normal" style:font-size-asian="12pt" style:font-weight-asian="normal" style:font-size-complex="12pt" style:font-weight-complex="normal"/>
    </style:style>
    <style:style style:name="T25" style:family="text">
      <style:text-properties style:font-name="Arial" fo:font-size="12pt" fo:font-weight="bold" style:font-size-asian="12pt" style:font-weight-asian="bold" style:font-size-complex="12pt" style:font-weight-complex="bold"/>
    </style:style>
    <style:style style:name="T26" style:family="text">
      <style:text-properties style:font-name="Arial" fo:font-weight="normal" style:font-name-asian="TimesNewRomanPSMT" style:font-weight-asian="normal" style:font-name-complex="TimesNewRomanPSMT" style:font-weight-complex="normal"/>
    </style:style>
    <style:style style:name="T27" style:family="text">
      <style:text-properties fo:font-size="11pt" style:font-name-asian="TimesNewRomanPSMT" style:font-size-asian="11pt" style:font-name-complex="TimesNewRomanPSMT" style:font-size-complex="11pt"/>
    </style:style>
    <style:style style:name="T28" style:family="text">
      <style:text-properties fo:font-size="11pt" style:font-name-asian="ArialUnicodeMS" style:font-size-asian="11pt" style:font-name-complex="ArialUnicodeMS" style:font-size-complex="11pt"/>
    </style:style>
    <style:style style:name="T29" style:family="text">
      <style:text-properties style:font-name="TimesNewRoman,Bold" fo:font-size="12pt" fo:font-weight="bold" style:font-name-asian="TimesNewRoman,Bold" style:font-size-asian="12pt" style:font-weight-asian="bold" style:font-name-complex="TimesNewRoman,Bold" style:font-size-complex="12pt" style:font-weight-complex="bold"/>
    </style:style>
    <style:style style:name="T30" style:family="text">
      <style:text-properties style:font-name-asian="TimesNewRomanPSMT" style:font-name-complex="TimesNewRomanPSMT"/>
    </style:style>
    <style:style style:name="T31" style:family="text">
      <style:text-properties style:font-name-asian="ArialUnicodeMS" style:font-name-complex="ArialUnicodeMS"/>
    </style:style>
    <style:style style:name="T32" style:family="text">
      <style:text-properties style:font-name-asian="Calibri" style:font-name-complex="Calibri"/>
    </style:style>
    <style:style style:name="T33"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98in" fo:text-indent="-0.25in" fo:margin-left="3.2398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134in" fo:text-indent="-0.25in" fo:margin-left="0.513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634in" fo:text-indent="-0.25in" fo:margin-left="0.76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34in" fo:text-indent="-0.25in" fo:margin-left="1.01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34in" fo:text-indent="-0.25in" fo:margin-left="1.26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34in" fo:text-indent="-0.25in" fo:margin-left="1.51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34in" fo:text-indent="-0.25in" fo:margin-left="1.76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34in" fo:text-indent="-0.25in" fo:margin-left="2.01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34in" fo:text-indent="-0.25in" fo:margin-left="2.26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34in" fo:text-indent="-0.25in" fo:margin-left="2.51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34in" fo:text-indent="-0.25in" fo:margin-left="2.7634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Standard"/>
      <text:p text:style-name="Standard"/>
      <text:p text:style-name="Standard"/>
      <text:p text:style-name="Standard"/>
      <text:p text:style-name="Standard"/>
      <text:p text:style-name="P19"/>
      <text:p text:style-name="P19">Real-Time Bridge Monitoring</text:p>
      <text:p text:style-name="P19">Test Specification</text:p>
      <text:p text:style-name="P19"/>
      <text:p text:style-name="P19"><text:span text:style-name="T1">Version 1.0</text:span><text:user-defined style:data-style-name="N0" text:name="Version Number"/></text:p>
      <text:p text:style-name="Standard"/>
      <text:p text:style-name="Text_20_body"/>
      <text:p text:style-name="P18">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Date</text:p>
          </table:table-cell>
          <table:table-cell table:style-name="Table1.A1" office:value-type="string">
            <text:p text:style-name="P20">Version</text:p>
          </table:table-cell>
          <table:table-cell table:style-name="Table1.A1" office:value-type="string">
            <text:p text:style-name="P20">Description</text:p>
          </table:table-cell>
          <table:table-cell table:style-name="Table1.A1" office:value-type="string">
            <text:p text:style-name="P20">Author</text:p>
          </table:table-cell>
        </table:table-row>
        <table:table-row table:style-name="Table1.1">
          <table:table-cell table:style-name="Table1.A2" office:value-type="date" office:date-value="2013-11-22">
            <text:p text:style-name="Tabletext">11/22/13</text:p>
          </table:table-cell>
          <table:table-cell table:style-name="Table1.B2" office:value-type="float" office:value="1">
            <text:p text:style-name="Tabletext">1</text:p>
          </table:table-cell>
          <table:table-cell table:style-name="Table1.A1" office:value-type="string">
            <text:p text:style-name="Tabletext">Initial Version</text:p>
          </table:table-cell>
          <table:table-cell table:style-name="Table1.A1" office:value-type="string">
            <text:p text:style-name="Tabletext">Dev. Team</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1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span>Test Specifications and procedures</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span>3</text:index-entry-span>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4">1Scope<text:tab/>4</text:p>
          <text:p text:style-name="P36">1.1.System Overview<text:tab/>4</text:p>
          <text:p text:style-name="P36">1.2.Overview<text:tab/>4</text:p>
          <text:p text:style-name="P34">2.Referenced Documents<text:tab/>4</text:p>
          <text:p text:style-name="P36">2.1.<text:span text:style-name="T8">Project Specific Document References</text:span><text:tab/>4</text:p>
          <text:p text:style-name="P34">3.Test Specifications and Procedures<text:tab/>5</text:p>
          <text:p text:style-name="P36">3.1.Features to be Tested<text:tab/>5</text:p>
          <text:p text:style-name="P36">3.2.Features not to be Tested<text:tab/>5</text:p>
          <text:p text:style-name="P36">3.3.Feature Pass/Fail Criteria<text:tab/>5</text:p>
          <text:p text:style-name="P36">3.4.Input Specifications<text:tab/>5</text:p>
          <text:p text:style-name="P36">3.5.Otput Specifications<text:tab/>5</text:p>
          <text:p text:style-name="P36">3.6.Test Specifications and Procedures<text:tab/>6</text:p>
          <text:p text:style-name="P36">3.7.Test allocation of Requirements<text:tab/>9</text:p>
          <text:p text:style-name="P35"/>
        </text:index-body>
      </text:table-of-content>
      <text:h text:style-name="P61" text:outline-level="1">SCOPE</text:h>
      <text:p text:style-name="Text_20_body"/>
      <text:h text:style-name="P62" text:outline-level="2"><text:bookmark-start text:name="_Toc527861938"/><text:bookmark-start text:name="_Toc210137344"/><text:bookmark-start text:name="_Toc473279532"/><text:bookmark-start text:name="_Toc210137345"/>S<text:bookmark-end text:name="_Toc527861938"/><text:bookmark-end text:name="_Toc210137344"/><text:bookmark-end text:name="_Toc473279532"/><text:bookmark-end text:name="_Toc210137345"/>ystem Overview<text:bookmark-start text:name="_Toc527861939"/></text:h>
      <text:p text:style-name="P31"/>
      <text:p text:style-name="P27">The bridge, we are monitoring, named <text:span text:style-name="T2">“Borgoforte” is situated on the Po river. On the bridge some of the piles are enforced </text:span>but there is one pile which is week and needs to be monitored. On this pile there is a number of sensors measuring physical forces that different sources make on bridge. Moreover, two cameras are providing pictures from both sides of the bridge. All data from sensors and pictures from cameras are stored in files and send to the server in packages each hour. </text:p>
      <text:p text:style-name="P26">Our goal is to make a system for storing, calculating and presenting all relevant data of the bridge. We have to extract data from .txt files and store them to database. After that, calculations have to be done according to parameters. The calculated level of danger of the bridge is also stored in a database. Finally, both current and history data along with pictures can be presented to the user.</text:p>
      <text:p text:style-name="Standard"><text:bookmark text:name="_Toc473279534"/><text:bookmark text:name="_Toc210137346"/></text:p>
      <text:h text:style-name="P62" text:outline-level="2"><text:bookmark-start text:name="_Toc473279535"/><text:bookmark-start text:name="_Toc210137347"/>O<text:bookmark-end text:name="_Toc473279535"/><text:bookmark-end text:name="_Toc210137347"/>verview</text:h>
      <text:p text:style-name="P31"/>
      <text:p text:style-name="P24">The test specifications document contains : scope, referenced documents, test specifications</text:p>
      <text:p text:style-name="P5">and procedures. This document provides a detailed description of each test specification and</text:p>
      <text:p text:style-name="P5">the requirement it tests. The test procedures explains the actions step-by-step, shows the</text:p>
      <text:p text:style-name="P5">expected result, and any special condition that is necessary for testing. Each requirement from</text:p>
      <text:p text:style-name="P5">the Requirements Definition version 1.1 includes a unique identification (ID) and specified</text:p>
      <text:p text:style-name="P5">functionality. The test cases will be used by the team to check if the system meets the</text:p>
      <text:p text:style-name="P6">requirements.</text:p>
      <text:h text:style-name="P65" text:outline-level="2" text:is-list-header="true"><text:bookmark-end text:name="_Toc527861939"/><text:bookmark text:name="_Toc527861946"/><text:bookmark text:name="_Toc210137351"/></text:h>
      <text:h text:style-name="Heading_20_1" text:outline-level="1">REFERENCED DOCUMENTS</text:h>
      <text:p text:style-name="P26">The following documents are either referenced or used in preparation of this document: </text:p>
      <text:h text:style-name="P62" text:outline-level="2" text:is-list-header="true"/>
      <text:h text:style-name="P62" text:outline-level="2">Project Specific Document References </text:h>
      <text:p text:style-name="P9"/>
      <text:p text:style-name="P7">Requirements Definition version 1.0 for the project <text:span text:style-name="T5">Real-Time Bridge Monitoring </text:span></text:p>
      <text:p text:style-name="P8">November 6, 2013</text:p>
      <text:p text:style-name="P11"/>
      <text:p text:style-name="P7">Design Description version 1.3 for the project <text:span text:style-name="T5">Real-Time Bridge Monitoring </text:span></text:p>
      <text:p text:style-name="P8">November 19, 2013</text:p>
      <text:list xml:id="list7122804064166635459" text:style-name="L1">
        <text:list-item>
          <text:list>
            <text:list-header>
              <text:p text:style-name="P41"/>
            </text:list-header>
          </text:list>
          <text:p text:style-name="P41"><text:bookmark text:name="_Toc210137358"/></text:p>
        </text:list-item>
      </text:list>
      <text:p text:style-name="P22"/>
      <text:h text:style-name="P66" text:outline-level="3" text:is-list-header="true"/>
      <text:list xml:id="list39507620" text:continue-numbering="true" text:style-name="L1">
        <text:list-item>
          <text:list>
            <text:list-header>
              <text:p text:style-name="P41"/>
            </text:list-header>
          </text:list>
        </text:list-item>
      </text:list>
      <text:h text:style-name="P63" text:outline-level="2" text:is-list-header="true"/>
      <text:p text:style-name="P23"/>
      <text:p text:style-name="Text_20_body"/>
      <text:h text:style-name="P60" text:outline-level="1"><text:soft-page-break/>TEST SPECIFICATIONS AND PROCEDURES</text:h>
      <text:p text:style-name="P32"/>
      <text:h text:style-name="P64" text:outline-level="2">Features to be Tested</text:h>
      <text:list xml:id="list4164078691896122230" text:style-name="L2">
        <text:list-item>
          <text:p text:style-name="P58">Parsing</text:p>
        </text:list-item>
      </text:list>
      <text:h text:style-name="P62" text:outline-level="2">Features to not be Tested</text:h>
      <text:list xml:id="list4890813046733821736" text:style-name="L3">
        <text:list-item>
          <text:p text:style-name="P43">Admin Functions</text:p>
        </text:list-item>
        <text:list-item>
          <text:p text:style-name="P43">Engineer Functions</text:p>
        </text:list-item>
        <text:list-item>
          <text:p text:style-name="P43">Human Controller Functions</text:p>
        </text:list-item>
        <text:list-item>
          <text:p text:style-name="P43">External User Functions</text:p>
        </text:list-item>
        <text:list-item>
          <text:p text:style-name="P43">Non-Fuctional Requirements</text:p>
          <text:p text:style-name="P43"/>
        </text:list-item>
      </text:list>
      <text:h text:style-name="P62" text:outline-level="2">Features Pass/Fail Criteria</text:h>
      <text:p text:style-name="P29">Any discrepancies identified are classified as one of three types defined in Table 3-1:</text:p>
      <text:p text:style-name="P30"><text:s text:c="32"/><text:span text:style-name="T4">Table 3-1 Severity Rankings for Discrepancies</text:span></text:p>
      <table:table table:name="Table2" table:style-name="Table2">
        <table:table-column table:style-name="Table2.A"/>
        <table:table-column table:style-name="Table2.B"/>
        <table:table-row>
          <table:table-cell table:style-name="Table2.A1" office:value-type="string">
            <text:p text:style-name="P39">Severity</text:p>
          </table:table-cell>
          <table:table-cell table:style-name="Table2.B1" office:value-type="string">
            <text:p text:style-name="P39">Description</text:p>
          </table:table-cell>
        </table:table-row>
        <table:table-row table:style-name="Table2.2">
          <table:table-cell table:style-name="Table2.A2" office:value-type="string">
            <text:p text:style-name="P38">Critical </text:p>
          </table:table-cell>
          <table:table-cell table:style-name="Table2.B2" office:value-type="string">
            <text:p text:style-name="P38"/>
          </table:table-cell>
        </table:table-row>
        <table:table-row table:style-name="Table2.3">
          <table:table-cell table:style-name="Table2.A2" office:value-type="string">
            <text:p text:style-name="P38">Major</text:p>
          </table:table-cell>
          <table:table-cell table:style-name="Table2.B2" office:value-type="string">
            <text:p text:style-name="P38"/>
          </table:table-cell>
        </table:table-row>
        <table:table-row table:style-name="Table2.4">
          <table:table-cell table:style-name="Table2.A2" office:value-type="string">
            <text:p text:style-name="P38">Minor</text:p>
          </table:table-cell>
          <table:table-cell table:style-name="Table2.B2" office:value-type="string">
            <text:p text:style-name="P38"/>
          </table:table-cell>
        </table:table-row>
      </table:table>
      <text:p text:style-name="P30"/>
      <text:h text:style-name="P62" text:outline-level="2">Input Specifications</text:h>
      <text:p text:style-name="P28">See the Operator Action column for the detailed input specifications in Section 3.6</text:p>
      <text:p text:style-name="P28"/>
      <text:h text:style-name="P62" text:outline-level="2">Output Specifications</text:h>
      <text:p text:style-name="P16">See the Expected Results column for the expected outputs of each operator action in Section 3.6</text:p>
      <text:p text:style-name="P16"/>
      <text:h text:style-name="P62" text:outline-level="2">Test Specifications and Procedures</text:h>
      <text:p text:style-name="P31"/>
      <text:p text:style-name="P33">Parser</text:p>
      <text:p text:style-name="P13"><text:span text:style-name="T4">Test Name: </text:span>Test Case 1: Parse of the received package from the sensors.</text:p>
      <text:p text:style-name="P14"><text:span text:style-name="T4">Description: </text:span><text:span text:style-name="T9">The parser shall convert all the received data in the database, in the table of Raw_Data (1sec)</text:span>. Each value has to fill one row of the table.</text:p>
      <text:p text:style-name="P15"><text:span text:style-name="T6">Prerequisites: </text:span><text:span text:style-name="T16">N/A</text:span></text:p>
      <text:p text:style-name="P17"/>
      <text:p text:style-name="P17"/>
      <text:p text:style-name="P17"/>
      <text:p text:style-name="P17"/>
      <text:p text:style-name="P17"/>
      <text:p text:style-name="P17"><text:soft-page-break/></text:p>
      <table:table table:name="Table3" table:style-name="Table3">
        <table:table-column table:style-name="Table3.A" table:number-columns-repeated="5"/>
        <table:table-row>
          <table:table-cell table:style-name="Table3.A1" office:value-type="string">
            <text:p text:style-name="P37">Step </text:p>
          </table:table-cell>
          <table:table-cell table:style-name="Table3.A1" office:value-type="string">
            <text:p text:style-name="P37">Operator Action</text:p>
          </table:table-cell>
          <table:table-cell table:style-name="Table3.A1" office:value-type="string">
            <text:p text:style-name="P37">Expected Results</text:p>
          </table:table-cell>
          <table:table-cell table:style-name="Table3.A1" office:value-type="string">
            <text:p text:style-name="P37">Observed Results</text:p>
          </table:table-cell>
          <table:table-cell table:style-name="Table3.E1" office:value-type="string">
            <text:p text:style-name="P37">Pass/Fail</text:p>
          </table:table-cell>
        </table:table-row>
        <table:table-row>
          <table:table-cell table:style-name="Table3.A2" office:value-type="float" office:value="1">
            <text:p text:style-name="P37">1</text:p>
          </table:table-cell>
          <table:table-cell table:style-name="Table3.B2" office:value-type="string">
            <text:p text:style-name="P40">Parser converts the received data into the database.</text:p>
          </table:table-cell>
          <table:table-cell table:style-name="Table3.B2" office:value-type="string">
            <text:p text:style-name="P40">The table Raw_Data (1sec) shall be filled with converted data.</text:p>
          </table:table-cell>
          <table:table-cell table:style-name="Table3.B2" office:value-type="string">
            <text:p text:style-name="P37"/>
          </table:table-cell>
          <table:table-cell table:style-name="Table3.E2" office:value-type="string">
            <text:p text:style-name="P37"/>
          </table:table-cell>
        </table:table-row>
      </table:table>
      <text:p text:style-name="P17"/>
      <text:p text:style-name="P17"/>
      <text:p text:style-name="P17"/>
      <text:p text:style-name="P10"><text:span text:style-name="T12">Test Name: </text:span><text:span text:style-name="T11">Test Case 2: </text:span><text:span text:style-name="T15">Parse name of the analog and sonar files.</text:span></text:p>
      <text:p text:style-name="P11"><text:span text:style-name="T12">Description: </text:span><text:span text:style-name="T15">The parser shall convert the names of files for analog and sonar sensor like this:sonar****** and analog******, where '*****' represents the number of seconds that have elapsed since 1</text:span><text:span text:style-name="T3">st</text:span><text:span text:style-name="T15"> January 1904.</text:span></text:p>
      <text:p text:style-name="P12"><text:span text:style-name="T13">Prerequisites: </text:span><text:span text:style-name="T14">N/A</text:span></text:p>
      <text:p text:style-name="P17"/>
      <text:p text:style-name="P17"/>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37">Step </text:p>
          </table:table-cell>
          <table:table-cell table:style-name="Table4.A1" office:value-type="string">
            <text:p text:style-name="P37">Operator Action</text:p>
          </table:table-cell>
          <table:table-cell table:style-name="Table4.A1" office:value-type="string">
            <text:p text:style-name="P37">Expected Results</text:p>
          </table:table-cell>
          <table:table-cell table:style-name="Table4.A1" office:value-type="string">
            <text:p text:style-name="P37">Observed Results</text:p>
          </table:table-cell>
          <table:table-cell table:style-name="Table4.E1" office:value-type="string">
            <text:p text:style-name="P37">Pass/Fail</text:p>
          </table:table-cell>
        </table:table-row>
        <table:table-row>
          <table:table-cell table:style-name="Table4.A2" office:value-type="float" office:value="1">
            <text:p text:style-name="P37">1</text:p>
          </table:table-cell>
          <table:table-cell table:style-name="Table4.B2" office:value-type="string">
            <text:p text:style-name="P40">Parser converts the names of files of analog and sonar sensors.</text:p>
          </table:table-cell>
          <table:table-cell table:style-name="Table4.B2" office:value-type="string">
            <text:p text:style-name="P40">The names of files shall be sonar****** or analog******.</text:p>
          </table:table-cell>
          <table:table-cell table:style-name="Table4.B2" office:value-type="string">
            <text:p text:style-name="P37"/>
          </table:table-cell>
          <table:table-cell table:style-name="Table4.E2" office:value-type="string">
            <text:p text:style-name="P37"/>
          </table:table-cell>
        </table:table-row>
      </table:table>
      <text:h text:style-name="P62" text:outline-level="2" text:is-list-header="true"/>
      <text:p text:style-name="P31"/>
      <text:p text:style-name="P10"><text:span text:style-name="T12">Test Name: </text:span><text:span text:style-name="T11">Test Case 3: </text:span><text:span text:style-name="T15">Parse name of the picture files.</text:span></text:p>
      <text:p text:style-name="P11"><text:span text:style-name="T12">Description: </text:span><text:span text:style-name="T17">The parser shall convert the names of pictures files like this: Modean[Mantova]******* where '******” represents the exact time and date when the pictures were taken.</text:span></text:p>
      <text:p text:style-name="P25"><text:span text:style-name="T13">Prerequisites: </text:span><text:span text:style-name="T14">N/A</text:span></text:p>
      <text:p text:style-name="P31"/>
      <text:p text:style-name="P31"/>
      <table:table table:name="Table6" table:style-name="Table6">
        <table:table-column table:style-name="Table6.A" table:number-columns-repeated="2"/>
        <table:table-column table:style-name="Table6.C"/>
        <table:table-column table:style-name="Table6.D"/>
        <table:table-column table:style-name="Table6.E"/>
        <table:table-row>
          <table:table-cell table:style-name="Table6.A1" office:value-type="string">
            <text:p text:style-name="P37">Step </text:p>
          </table:table-cell>
          <table:table-cell table:style-name="Table6.A1" office:value-type="string">
            <text:p text:style-name="P37">Operator Action</text:p>
          </table:table-cell>
          <table:table-cell table:style-name="Table6.A1" office:value-type="string">
            <text:p text:style-name="P37">Expected Results</text:p>
          </table:table-cell>
          <table:table-cell table:style-name="Table6.A1" office:value-type="string">
            <text:p text:style-name="P37">Observed Results</text:p>
          </table:table-cell>
          <table:table-cell table:style-name="Table6.E1" office:value-type="string">
            <text:p text:style-name="P37">Pass/Fail</text:p>
          </table:table-cell>
        </table:table-row>
        <table:table-row>
          <table:table-cell table:style-name="Table6.A2" office:value-type="float" office:value="1">
            <text:p text:style-name="P37">1</text:p>
          </table:table-cell>
          <table:table-cell table:style-name="Table6.B2" office:value-type="string">
            <text:p text:style-name="P40">Parser converts the names of pictures files taken form the cameras.</text:p>
          </table:table-cell>
          <table:table-cell table:style-name="Table6.B2" office:value-type="string">
            <text:p text:style-name="P40">The names of files shall be Modean[Mantova]******.</text:p>
          </table:table-cell>
          <table:table-cell table:style-name="Table6.B2" office:value-type="string">
            <text:p text:style-name="P37"/>
          </table:table-cell>
          <table:table-cell table:style-name="Table6.E2" office:value-type="string">
            <text:p text:style-name="P37"/>
          </table:table-cell>
        </table:table-row>
      </table:table>
      <text:p text:style-name="P42"/>
      <text:p text:style-name="P42"/>
      <text:p text:style-name="P42"/>
      <text:p text:style-name="P42"/>
      <text:p text:style-name="P42"/>
      <text:p text:style-name="P42"/>
      <text:p text:style-name="P10"><text:soft-page-break/><text:span text:style-name="T12">Test Name: </text:span><text:span text:style-name="T11">Test Case 4: </text:span><text:span text:style-name="T15">Parse unit measurement of wind speed.</text:span></text:p>
      <text:p text:style-name="P11"><text:span text:style-name="T12">Description: </text:span><text:span text:style-name="T17">The parser shall convert the unit measurement of wind speed from 'mA' to 'm/s' according to the formula: </text:span><text:span text:style-name="T18">V</text:span><text:span text:style-name="T21">[ m / s ] = ( ( ( V [ mA] </text:span><text:span text:style-name="T22">∗ </text:span><text:span text:style-name="T21">1000) − 4) </text:span><text:span text:style-name="T22">∗ </text:span><text:span text:style-name="T21">3,75 )</text:span><text:span text:style-name="T18">, where V is the speed.</text:span></text:p>
      <text:p text:style-name="P54"><text:span text:style-name="T13">Prerequisites: </text:span><text:span text:style-name="T14">N/A</text:span></text:p>
      <text:p text:style-name="P42"/>
      <text:p text:style-name="P42"/>
      <text:p text:style-name="P42"/>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string">
            <text:p text:style-name="P37">Step </text:p>
          </table:table-cell>
          <table:table-cell table:style-name="Table7.A1" office:value-type="string">
            <text:p text:style-name="P37">Operator Action</text:p>
          </table:table-cell>
          <table:table-cell table:style-name="Table7.A1" office:value-type="string">
            <text:p text:style-name="P37">Expected Results</text:p>
          </table:table-cell>
          <table:table-cell table:style-name="Table7.A1" office:value-type="string">
            <text:p text:style-name="P37">Observed Results</text:p>
          </table:table-cell>
          <table:table-cell table:style-name="Table7.E1" office:value-type="string">
            <text:p text:style-name="P37">Pass/Fail</text:p>
          </table:table-cell>
        </table:table-row>
        <table:table-row>
          <table:table-cell table:style-name="Table7.A2" office:value-type="float" office:value="1">
            <text:p text:style-name="P37">1</text:p>
          </table:table-cell>
          <table:table-cell table:style-name="Table7.B2" office:value-type="string">
            <text:p text:style-name="P40">Parser converts the unit measurement of the wind speed.</text:p>
          </table:table-cell>
          <table:table-cell table:style-name="Table7.B2" office:value-type="string">
            <text:p text:style-name="P40">The unit measurement of the wind speed shall be 'm/s'.</text:p>
          </table:table-cell>
          <table:table-cell table:style-name="Table7.B2" office:value-type="string">
            <text:p text:style-name="P37"/>
          </table:table-cell>
          <table:table-cell table:style-name="Table7.E2" office:value-type="string">
            <text:p text:style-name="P37"/>
          </table:table-cell>
        </table:table-row>
      </table:table>
      <text:h text:style-name="P62" text:outline-level="2" text:is-list-header="true"/>
      <text:p text:style-name="P31"/>
      <text:p text:style-name="P10"><text:span text:style-name="T12">Test Name: </text:span><text:span text:style-name="T11">Test Case 5: </text:span><text:span text:style-name="T15">Parse unit measurement of hydrometer sensor</text:span></text:p>
      <text:p text:style-name="P11"><text:span text:style-name="T12">Description: </text:span><text:span text:style-name="T17">The parser shall convert the unit measurement of <text:s/>hydrometer sensor which measures the distance between the hydrometer and the water and the height of the water. The unit measurement shall be converted from 'mA' to 'm'. <text:s/>The conversion shall be done according to the formulas: </text:span><text:span text:style-name="T18">h [ m ] = 20 + (( ( h</text:span><text:span text:style-name="T21">[ mA] </text:span><text:span text:style-name="T22">∗ </text:span><text:span text:style-name="T21">1000 ) − 4) </text:span><text:span text:style-name="T22">∗ </text:span><text:span text:style-name="T21">(−1,25 )) <text:s/>for the distance and </text:span><text:span text:style-name="T23">hwater</text:span><text:span text:style-name="T21">[ m ] = 29,86 − h [ m ] for the height of water.</text:span></text:p>
      <text:p text:style-name="P54"><text:span text:style-name="T13">Prerequisites: </text:span><text:span text:style-name="T14">N/A</text:span></text:p>
      <text:p text:style-name="P31"/>
      <text:p text:style-name="P31"/>
      <table:table table:name="Table8" table:style-name="Table8">
        <table:table-column table:style-name="Table8.A" table:number-columns-repeated="2"/>
        <table:table-column table:style-name="Table8.C"/>
        <table:table-column table:style-name="Table8.D"/>
        <table:table-column table:style-name="Table8.E"/>
        <table:table-row>
          <table:table-cell table:style-name="Table8.A1" office:value-type="string">
            <text:p text:style-name="P37">Step </text:p>
          </table:table-cell>
          <table:table-cell table:style-name="Table8.A1" office:value-type="string">
            <text:p text:style-name="P37">Operator Action</text:p>
          </table:table-cell>
          <table:table-cell table:style-name="Table8.A1" office:value-type="string">
            <text:p text:style-name="P37">Expected Results</text:p>
          </table:table-cell>
          <table:table-cell table:style-name="Table8.A1" office:value-type="string">
            <text:p text:style-name="P37">Observed Results</text:p>
          </table:table-cell>
          <table:table-cell table:style-name="Table8.E1" office:value-type="string">
            <text:p text:style-name="P37">Pass/Fail</text:p>
          </table:table-cell>
        </table:table-row>
        <table:table-row>
          <table:table-cell table:style-name="Table8.A2" office:value-type="float" office:value="1">
            <text:p text:style-name="P37">1</text:p>
          </table:table-cell>
          <table:table-cell table:style-name="Table8.B2" office:value-type="string">
            <text:p text:style-name="P40">Parser converts the unit measurement of the hydrometer data.</text:p>
          </table:table-cell>
          <table:table-cell table:style-name="Table8.B2" office:value-type="string">
            <text:p text:style-name="P40">The unit measurement of the hydrometer data shall be 'm'.</text:p>
          </table:table-cell>
          <table:table-cell table:style-name="Table8.B2" office:value-type="string">
            <text:p text:style-name="P37"/>
          </table:table-cell>
          <table:table-cell table:style-name="Table8.E2" office:value-type="string">
            <text:p text:style-name="P37"/>
          </table:table-cell>
        </table:table-row>
      </table:table>
      <text:p text:style-name="P42"/>
      <text:p text:style-name="P31"/>
      <text:p text:style-name="P27"/>
      <text:p text:style-name="P10"><text:span text:style-name="T12">Test Name: </text:span><text:span text:style-name="T11">Test Case 6: </text:span><text:span text:style-name="T15">Parse unit measurement of wind direction</text:span></text:p>
      <text:p text:style-name="P11"><text:span text:style-name="T12">Description: </text:span><text:span text:style-name="T17">The parser shall convert the unit measurement of <text:s/>wind direction from 'mA' to '</text:span><text:span text:style-name="T18">°</text:span><text:span text:style-name="T17">'(degree) according to the formula:</text:span><text:span text:style-name="T18">dir [ ° ] = ( (( dir [ mA] </text:span><text:span text:style-name="T19">∗ </text:span><text:span text:style-name="T18">1000 ) − 4 ) </text:span><text:span text:style-name="T19">∗ </text:span><text:span text:style-name="T18">22,5).</text:span></text:p>
      <text:p text:style-name="P54"><text:span text:style-name="T13">Prerequisites: </text:span><text:span text:style-name="T14">N/A</text:span></text:p>
      <text:p text:style-name="P31"/>
      <text:p text:style-name="P31"/>
      <text:p text:style-name="P31"/>
      <text:p text:style-name="P31"/>
      <text:p text:style-name="P42"/>
      <text:p text:style-name="P42"/>
      <text:p text:style-name="P42"><text:soft-page-break/></text:p>
      <table:table table:name="Table9" table:style-name="Table9">
        <table:table-column table:style-name="Table9.A" table:number-columns-repeated="2"/>
        <table:table-column table:style-name="Table9.C"/>
        <table:table-column table:style-name="Table9.D"/>
        <table:table-column table:style-name="Table9.E"/>
        <table:table-row>
          <table:table-cell table:style-name="Table9.A1" office:value-type="string">
            <text:p text:style-name="P37">Step </text:p>
          </table:table-cell>
          <table:table-cell table:style-name="Table9.A1" office:value-type="string">
            <text:p text:style-name="P37">Operator Action</text:p>
          </table:table-cell>
          <table:table-cell table:style-name="Table9.A1" office:value-type="string">
            <text:p text:style-name="P37">Expected Results</text:p>
          </table:table-cell>
          <table:table-cell table:style-name="Table9.A1" office:value-type="string">
            <text:p text:style-name="P37">Observed Results</text:p>
          </table:table-cell>
          <table:table-cell table:style-name="Table9.E1" office:value-type="string">
            <text:p text:style-name="P37">Pass/Fail</text:p>
          </table:table-cell>
        </table:table-row>
        <table:table-row>
          <table:table-cell table:style-name="Table9.A2" office:value-type="float" office:value="1">
            <text:p text:style-name="P37">1</text:p>
          </table:table-cell>
          <table:table-cell table:style-name="Table9.B2" office:value-type="string">
            <text:p text:style-name="P40">Parser converts the unit measurement of the wind direction.</text:p>
          </table:table-cell>
          <table:table-cell table:style-name="Table9.B2" office:value-type="string">
            <text:p text:style-name="P40">The unit measurement of the wind speed shall be '<text:span text:style-name="T26">°</text:span>' (degree).</text:p>
          </table:table-cell>
          <table:table-cell table:style-name="Table9.B2" office:value-type="string">
            <text:p text:style-name="P37"/>
          </table:table-cell>
          <table:table-cell table:style-name="Table9.E2" office:value-type="string">
            <text:p text:style-name="P37"/>
          </table:table-cell>
        </table:table-row>
      </table:table>
      <text:p text:style-name="P42"/>
      <text:p text:style-name="P42"/>
      <text:p text:style-name="P42"/>
      <text:p text:style-name="P10"><text:span text:style-name="T12">Test Name: </text:span><text:span text:style-name="T11">Test Case 7: </text:span><text:span text:style-name="T15">Parse the timestamp of analog files.</text:span></text:p>
      <text:p text:style-name="P11"><text:span text:style-name="T12">Description: </text:span><text:span text:style-name="T17">The parser shall </text:span><text:span text:style-name="T18">parse the column of the timestamps in the way that each row of the column shall have the timestamp of the detection of the sample. The decimals for the timestamp are allowed to be dropped.</text:span></text:p>
      <text:p text:style-name="P55"><text:span text:style-name="T25">Prerequisites: </text:span><text:span text:style-name="T24">N/A</text:span></text:p>
      <text:p text:style-name="P11"><text:span text:style-name="T18"/></text:p>
      <table:table table:name="Table10" table:style-name="Table10">
        <table:table-column table:style-name="Table10.A" table:number-columns-repeated="2"/>
        <table:table-column table:style-name="Table10.C"/>
        <table:table-column table:style-name="Table10.D"/>
        <table:table-column table:style-name="Table10.E"/>
        <table:table-row>
          <table:table-cell table:style-name="Table10.A1" office:value-type="string">
            <text:p text:style-name="P37">Step </text:p>
          </table:table-cell>
          <table:table-cell table:style-name="Table10.A1" office:value-type="string">
            <text:p text:style-name="P37">Operator Action</text:p>
          </table:table-cell>
          <table:table-cell table:style-name="Table10.A1" office:value-type="string">
            <text:p text:style-name="P37">Expected Results</text:p>
          </table:table-cell>
          <table:table-cell table:style-name="Table10.A1" office:value-type="string">
            <text:p text:style-name="P37">Observed Results</text:p>
          </table:table-cell>
          <table:table-cell table:style-name="Table10.E1" office:value-type="string">
            <text:p text:style-name="P37">Pass/Fail</text:p>
          </table:table-cell>
        </table:table-row>
        <table:table-row>
          <table:table-cell table:style-name="Table10.A2" office:value-type="float" office:value="1">
            <text:p text:style-name="P37">1</text:p>
          </table:table-cell>
          <table:table-cell table:style-name="Table10.B2" office:value-type="string">
            <text:p text:style-name="P40">Parser parses the timestamps of analog files.</text:p>
          </table:table-cell>
          <table:table-cell table:style-name="Table10.B2" office:value-type="string">
            <text:p text:style-name="P40">Each row of the 'timestamp' column shall have a value that represents the time of detection of the sample.</text:p>
          </table:table-cell>
          <table:table-cell table:style-name="Table10.B2" office:value-type="string">
            <text:p text:style-name="P37"/>
          </table:table-cell>
          <table:table-cell table:style-name="Table10.E2" office:value-type="string">
            <text:p text:style-name="P37"/>
          </table:table-cell>
        </table:table-row>
      </table:table>
      <text:p text:style-name="P11"><text:span text:style-name="T18"/></text:p>
      <text:p text:style-name="P54"><text:span text:style-name="T14"/></text:p>
      <text:p text:style-name="P54"><text:span text:style-name="T14"/></text:p>
      <text:p text:style-name="P54"><text:span text:style-name="T14"/></text:p>
      <text:p text:style-name="P10"><text:span text:style-name="T12">Test Name: </text:span><text:span text:style-name="T11">Test Case 8: </text:span><text:span text:style-name="T15">Parse the distance: sonar sensor-bottom of the river </text:span></text:p>
      <text:p text:style-name="P48"><text:span text:style-name="T4">Description: </text:span><text:span text:style-name="T9">The parser shall </text:span><text:span text:style-name="T10">parse the distance between the sonar sensor and the bottom of the river according to the formula: </text:span><text:span text:style-name="T10">hBottom[ m ] = 12,3 − xx.xx [ m ].</text:span></text:p>
      <text:p text:style-name="P55"><text:span text:style-name="T25">Prerequisites: </text:span><text:span text:style-name="T24">N/A</text:span></text:p>
      <text:p text:style-name="P42"/>
      <text:p text:style-name="P42"/>
      <table:table table:name="Table13" table:style-name="Table13">
        <table:table-column table:style-name="Table13.A" table:number-columns-repeated="2"/>
        <table:table-column table:style-name="Table13.C"/>
        <table:table-column table:style-name="Table13.D"/>
        <table:table-column table:style-name="Table13.E"/>
        <table:table-row>
          <table:table-cell table:style-name="Table13.A1" office:value-type="string">
            <text:p text:style-name="P37">Step </text:p>
          </table:table-cell>
          <table:table-cell table:style-name="Table13.A1" office:value-type="string">
            <text:p text:style-name="P37">Operator Action</text:p>
          </table:table-cell>
          <table:table-cell table:style-name="Table13.A1" office:value-type="string">
            <text:p text:style-name="P37">Expected Results</text:p>
          </table:table-cell>
          <table:table-cell table:style-name="Table13.A1" office:value-type="string">
            <text:p text:style-name="P37">Observed Results</text:p>
          </table:table-cell>
          <table:table-cell table:style-name="Table13.E1" office:value-type="string">
            <text:p text:style-name="P37">Pass/Fail</text:p>
          </table:table-cell>
        </table:table-row>
        <table:table-row>
          <table:table-cell table:style-name="Table13.A2" office:value-type="float" office:value="1">
            <text:p text:style-name="P37">1</text:p>
          </table:table-cell>
          <table:table-cell table:style-name="Table13.B2" office:value-type="string">
            <text:p text:style-name="P40">Parser parses the distance between the sonar sensor and the bottom of the river.</text:p>
          </table:table-cell>
          <table:table-cell table:style-name="Table13.B2" office:value-type="string">
            <text:p text:style-name="P40">The data shall be visible in the first column of the sonar*****.txt file.</text:p>
          </table:table-cell>
          <table:table-cell table:style-name="Table13.B2" office:value-type="string">
            <text:p text:style-name="P37"/>
          </table:table-cell>
          <table:table-cell table:style-name="Table13.E2" office:value-type="string">
            <text:p text:style-name="P37"/>
          </table:table-cell>
        </table:table-row>
      </table:table>
      <text:h text:style-name="P62" text:outline-level="2" text:is-list-header="true"/>
      <text:p text:style-name="P31"/>
      <text:p text:style-name="P31"/>
      <text:p text:style-name="P10"><text:span text:style-name="T12">Test Name: </text:span><text:span text:style-name="T11">Test Case 9: </text:span><text:span text:style-name="T15">Parse the timestamp of sonar files</text:span></text:p>
      <text:p text:style-name="P11"><text:soft-page-break/><text:span text:style-name="T12">Description: </text:span><text:span text:style-name="T17">The parser shall </text:span><text:span text:style-name="T18">parse the column of the timestamps in the way that each row of the column shall have the timestamp of the detection of the sample. The decimals for the timestamp are allowed to be dropped.</text:span></text:p>
      <text:p text:style-name="P45"><text:span text:style-name="T25">Prerequisites: </text:span><text:span text:style-name="T24">N/A</text:span></text:p>
      <text:p text:style-name="P31"/>
      <text:p text:style-name="P27"/>
      <table:table table:name="Table14" table:style-name="Table14">
        <table:table-column table:style-name="Table14.A" table:number-columns-repeated="2"/>
        <table:table-column table:style-name="Table14.C"/>
        <table:table-column table:style-name="Table14.D"/>
        <table:table-column table:style-name="Table14.E"/>
        <table:table-row>
          <table:table-cell table:style-name="Table14.A1" office:value-type="string">
            <text:p text:style-name="P37">Step </text:p>
          </table:table-cell>
          <table:table-cell table:style-name="Table14.A1" office:value-type="string">
            <text:p text:style-name="P37">Operator Action</text:p>
          </table:table-cell>
          <table:table-cell table:style-name="Table14.A1" office:value-type="string">
            <text:p text:style-name="P37">Expected Results</text:p>
          </table:table-cell>
          <table:table-cell table:style-name="Table14.A1" office:value-type="string">
            <text:p text:style-name="P37">Observed Results</text:p>
          </table:table-cell>
          <table:table-cell table:style-name="Table14.E1" office:value-type="string">
            <text:p text:style-name="P37">Pass/Fail</text:p>
          </table:table-cell>
        </table:table-row>
        <table:table-row>
          <table:table-cell table:style-name="Table14.A2" office:value-type="float" office:value="1">
            <text:p text:style-name="P37">1</text:p>
          </table:table-cell>
          <table:table-cell table:style-name="Table14.B2" office:value-type="string">
            <text:p text:style-name="P40">Parser parses the timestamps of analog files.</text:p>
          </table:table-cell>
          <table:table-cell table:style-name="Table14.B2" office:value-type="string">
            <text:p text:style-name="P40">Each row of the 'timestamp' column shall have a value that represents the time of detection of the sample.</text:p>
          </table:table-cell>
          <table:table-cell table:style-name="Table14.B2" office:value-type="string">
            <text:p text:style-name="P37"/>
          </table:table-cell>
          <table:table-cell table:style-name="Table14.E2" office:value-type="string">
            <text:p text:style-name="P37"/>
          </table:table-cell>
        </table:table-row>
      </table:table>
      <text:p text:style-name="P42"/>
      <text:p text:style-name="P31"/>
      <text:h text:style-name="P62" text:outline-level="2">Test allocation of Requirements</text:h>
      <text:p text:style-name="P21"/>
      <table:table table:name="Table15" table:style-name="Table15">
        <table:table-column table:style-name="Table15.A"/>
        <table:table-column table:style-name="Table15.B"/>
        <table:table-column table:style-name="Table15.C"/>
        <table:table-row>
          <table:table-cell table:style-name="Table15.A1" office:value-type="string">
            <text:p text:style-name="P50"><text:span text:style-name="T7">Requirement Number</text:span></text:p>
          </table:table-cell>
          <table:table-cell table:style-name="Table15.A1" office:value-type="string">
            <text:p text:style-name="P70">Requirement Description</text:p>
          </table:table-cell>
          <table:table-cell table:style-name="Table15.C1" office:value-type="string">
            <text:p text:style-name="P44"><text:span text:style-name="T29">Test Case Where Verified</text:span></text:p>
          </table:table-cell>
        </table:table-row>
        <table:table-row>
          <table:table-cell table:style-name="Table15.A2" office:value-type="string">
            <text:p text:style-name="Table_20_Contents">RE-V1.1</text:p>
          </table:table-cell>
          <table:table-cell table:style-name="Table15.A2" office:value-type="string">
            <text:p text:style-name="P52">Each received package must be parsed into the database in the following way.</text:p>
            <text:p text:style-name="P49"><text:span text:style-name="T27">Every hour the system receives a packet in which there are an analog file, a sonar file both with 3600 values and two images, one for camera. All these values are to be converted from the parser into the db, in the table of Raw_data(1sec). Each values has to fill one row of the table.</text:span></text:p>
          </table:table-cell>
          <table:table-cell table:style-name="Table15.C2" office:value-type="float" office:value="1">
            <text:p text:style-name="P71">1</text:p>
          </table:table-cell>
        </table:table-row>
        <table:table-row>
          <table:table-cell table:style-name="Table15.A2" office:value-type="string">
            <text:p text:style-name="Table_20_Contents">RE-V1.1</text:p>
          </table:table-cell>
          <table:table-cell table:style-name="Table15.A2" office:value-type="string">
            <text:p text:style-name="P50"><text:span text:style-name="T30">For the analog and sonar sensors, the name of the files should be parsed in the following way. In the file names, analog*********.txt and sonar**********.txt, the ID (**...) represents the number of seconds that have elapsed since 1st January 1904 (using Labview encode), on the Greenwich meridian.</text:span></text:p>
          </table:table-cell>
          <table:table-cell table:style-name="Table15.C2" office:value-type="float" office:value="2">
            <text:p text:style-name="P71">2</text:p>
          </table:table-cell>
        </table:table-row>
        <table:table-row>
          <table:table-cell table:style-name="Table15.A2" office:value-type="string">
            <text:p text:style-name="Table_20_Contents">RE-V1.1</text:p>
          </table:table-cell>
          <table:table-cell table:style-name="Table15.A2" office:value-type="string">
            <text:p text:style-name="P49"><text:span text:style-name="T27">For the picture files, the ID of the name Modean[Mantova]********.jpg should represent the exact time and date when the picture was taken.</text:span></text:p>
          </table:table-cell>
          <table:table-cell table:style-name="Table15.C2" office:value-type="float" office:value="3">
            <text:p text:style-name="P71">3</text:p>
          </table:table-cell>
        </table:table-row>
        <table:table-row>
          <table:table-cell table:style-name="Table15.A2" office:value-type="string">
            <text:p text:style-name="Table_20_Contents">RE-V1.1</text:p>
          </table:table-cell>
          <table:table-cell table:style-name="Table15.A2" office:value-type="string">
            <text:p text:style-name="P52">The first column of the analog*********.txt file should be parsed in the following way. Each row in the column represents the wind speed (measured in mA). It should be converted to [ m / s ] by using the following formula: V</text:p>
            <text:p text:style-name="P53"><text:span text:style-name="T27">[ m / s ] = ( ( ( V [ mA] </text:span><text:span text:style-name="T28">∗ </text:span><text:span text:style-name="T27">1000) − 4) </text:span><text:span text:style-name="T28">∗ </text:span><text:span text:style-name="T27">3,75 ).</text:span></text:p>
          </table:table-cell>
          <table:table-cell table:style-name="Table15.C2" office:value-type="float" office:value="4">
            <text:p text:style-name="P71">4</text:p>
          </table:table-cell>
        </table:table-row>
        <text:soft-page-break/>
        <table:table-row>
          <table:table-cell table:style-name="Table15.A2" office:value-type="string">
            <text:p text:style-name="Table_20_Contents">RE-V1.1</text:p>
          </table:table-cell>
          <table:table-cell table:style-name="Table15.A2" office:value-type="string">
            <text:p text:style-name="P50"><text:span text:style-name="T30">The second column of the analog*********.txt file should be parsed in the following way. Each row in the column represents the distance between the hydrometer and the level of water (measured in mA). The actual distance [ m ] should be parsed by using the following formula: h [ m ] = 20 + (( ( h [ mA] </text:span><text:span text:style-name="T31">∗ </text:span><text:span text:style-name="T30">1000 ) − 4) </text:span><text:span text:style-name="T31">∗ </text:span><text:span text:style-name="T30">(−1,25 )). The water height should be parsed by using the following formula: </text:span><text:span text:style-name="T32">hwater</text:span><text:span text:style-name="T30">[ m ] = 29,86 − h [ m ].</text:span></text:p>
          </table:table-cell>
          <table:table-cell table:style-name="Table15.C2" office:value-type="float" office:value="5">
            <text:p text:style-name="P71">5</text:p>
          </table:table-cell>
        </table:table-row>
        <table:table-row>
          <table:table-cell table:style-name="Table15.A2" office:value-type="string">
            <text:p text:style-name="Table_20_Contents">RE-V1.1</text:p>
          </table:table-cell>
          <table:table-cell table:style-name="Table15.A2" office:value-type="string">
            <text:p text:style-name="P49"><text:span text:style-name="T27">The third column of the analog*********.txt file should be parsed in the following way. Each row in the column represents the wind direction (measured in mA). It should be converted to [ ° ] by using the following formula: dir [ ° ] = ( (( dir [ mA] </text:span><text:span text:style-name="T28">∗ </text:span><text:span text:style-name="T27">1000 ) − 4 ) </text:span><text:span text:style-name="T28">∗ </text:span><text:span text:style-name="T27">22,5).</text:span></text:p>
          </table:table-cell>
          <table:table-cell table:style-name="Table15.C2" office:value-type="float" office:value="6">
            <text:p text:style-name="P71">6</text:p>
          </table:table-cell>
        </table:table-row>
        <table:table-row>
          <table:table-cell table:style-name="Table15.A2" office:value-type="string">
            <text:p text:style-name="Table_20_Contents">RE-V1.1</text:p>
          </table:table-cell>
          <table:table-cell table:style-name="Table15.A2" office:value-type="string">
            <text:p text:style-name="P52">The fourth column of the analog*********.txt file should be parsed in the following way. Each row in the timestamp of the detection of the sample(Labview encode). The decimals for the timestamp are allowed to be</text:p>
            <text:p text:style-name="P53"><text:span text:style-name="T27">dropped.</text:span></text:p>
          </table:table-cell>
          <table:table-cell table:style-name="Table15.C2" office:value-type="float" office:value="7">
            <text:p text:style-name="P71">7</text:p>
          </table:table-cell>
        </table:table-row>
        <table:table-row>
          <table:table-cell table:style-name="Table15.A2" office:value-type="string">
            <text:p text:style-name="Table_20_Contents">RE-V1.1</text:p>
          </table:table-cell>
          <table:table-cell table:style-name="Table15.A2" office:value-type="string">
            <text:p text:style-name="P49"><text:span text:style-name="T27">The first column from the sonar**********.txt file should be parsed in the following way. The first column is the distance between sonar and the bottom of the river (measured in meters). The height of the bottom [ m ] should be parsed by using the following formula: hBottom[ m ] = 12,3 − xx.xx [ m ].</text:span></text:p>
          </table:table-cell>
          <table:table-cell table:style-name="Table15.C2" office:value-type="float" office:value="8">
            <text:p text:style-name="P71">8</text:p>
          </table:table-cell>
        </table:table-row>
        <table:table-row>
          <table:table-cell table:style-name="Table15.A2" office:value-type="string">
            <text:p text:style-name="Table_20_Contents">RE-V1.1</text:p>
          </table:table-cell>
          <table:table-cell table:style-name="Table15.A2" office:value-type="string">
            <text:p text:style-name="P52">The second column from the sonar**********.txt file is the timestamp of</text:p>
            <text:p text:style-name="P51"><text:span text:style-name="T30">the detection of the sample and should be parsed by using the Labview encode: the number represents the number of seconds that have elapsed since 1st January 1904, on the Greenwich meridian.</text:span></text:p>
          </table:table-cell>
          <table:table-cell table:style-name="Table15.C2" office:value-type="float" office:value="9">
            <text:p text:style-name="P71">9</text:p>
          </table:table-cell>
        </table:table-row>
      </table:table>
      <text:p text:style-name="P21"/>
      <text:h text:style-name="Heading_20_3"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NewRoman,Bold" svg:font-family="'TimesNewRoman,Bold'"/>
    <style:font-face style:name="Times New Roman1" svg:font-family="'Times New Roman'" style:font-family-generic="roman"/>
    <style:font-face style:name="TimesNewRomanPSMT" svg:font-family="TimesNewRomanPSMT" style:font-family-generic="roman"/>
    <style:font-face style:name="ArialUnicodeMS" svg:font-family="ArialUnicodeMS" style:font-family-generic="swis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fo:keep-together="always" fo:text-indent="-0.25in" style:auto-text-indent="false" fo:padding="0in" fo:border-left="none" fo:border-right="none" fo:border-top="none" fo:border-bottom="0.0102in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311in solid #00000a" fo:border-bottom="0.0311in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fo:line-height="100%" fo:text-align="start" style:justify-single-word="false" fo:orphans="2" fo:widows="2" fo:text-indent="0in" style:auto-text-indent="false" fo:background-color="#7f7f7f" fo:padding-left="0.0555in" fo:padding-right="0.0555in" fo:padding-top="0.0417in" fo:padding-bottom="0.0417in" fo:border="0.0138in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a" fo:border-right="0.0071in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5" style:family="table">
      <style:table-properties style:width="6.2604in" fo:margin-left="0.0153in" table:align="left" style:writing-mode="lr-tb"/>
    </style:style>
    <style:style style:name="Table5.A" style:family="table-column">
      <style:table-column-properties style:column-width="4.4979in"/>
    </style:style>
    <style:style style:name="Table5.B" style:family="table-column">
      <style:table-column-properties style:column-width="1.762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1" style:family="table">
      <style:table-properties table:align="margins" style:writing-mode="lr-tb"/>
    </style:style>
    <style:style style:name="Table11.A" style:family="table-column">
      <style:table-column-properties style:rel-column-width="47179*"/>
    </style:style>
    <style:style style:name="Table11.B" style:family="table-column">
      <style:table-column-properties style:rel-column-width="1835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table:align="margins" style:writing-mode="lr-tb"/>
    </style:style>
    <style:style style:name="Table12.A" style:family="table-column">
      <style:table-column-properties style:rel-column-width="47179*"/>
    </style:style>
    <style:style style:name="Table12.B" style:family="table-column">
      <style:table-column-properties style:rel-column-width="1835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7">
      <style:page-layout-properties fo:page-width="11.6929in" fo:page-height="8.2681in" style:num-format="1" style:print-orientation="landscape" fo:margin-top="0.5in" fo:margin-bottom="0.5in" fo:margin-left="1in" fo:margin-right="1in" style:writing-mode="lr-tb" style:layout-grid-color="#c0c0c0" style:layout-grid-lines="184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Standard">Project Name: <text:s text:c="7"/>Real-Time Bridge Monitoring <text:s text:c="4"/></text:p>
            </table:table-cell>
            <table:table-cell table:style-name="Table5.B1" office:value-type="string">
              <text:p text:style-name="MP1">Version: <text:s text:c="8"/>1.0 <text:s/><text:user-defined style:data-style-name="N0" text:name="Version Number"/></text:p>
            </table:table-cell>
          </table:table-row>
          <table:table-row>
            <table:table-cell table:style-name="Table5.A2" office:value-type="string">
              <text:p text:style-name="Standard">Test Specification</text:p>
            </table:table-cell>
            <table:table-cell table:style-name="Table5.B2" office:value-type="string">
              <text:p text:style-name="Standard"><text:s/>Date: <text:s/>2013-11-22</text:p>
            </table:table-cell>
          </table:table-row>
        </table:table>
        <text:p text:style-name="Standard"/>
      </style:header>
      <style:footer>
        <text:p text:style-name="MP2"/>
        <text:p text:style-name="MP3"><text:span text:style-name="page_20_number"><text:page-number text:select-page="current">4</text:page-number></text:span></text:p>
        <text:p text:style-name="Footer"/>
        <text:p text:style-name="Standard"/>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First_20_Page" style:display-name="First Page" style:page-layout-name="Mpm3" style:next-style-name="Standard">
      <style:header>
        <text:p text:style-name="Standard"><draw:frame draw:style-name="Mfr1" draw:name="graphics4" text:anchor-type="as-char" svg:width="0.5138in" svg:height="0.9146in" draw:z-index="2"><draw:image xlink:href="Pictures/100000000000001C00000032B57A4DC3.png" xlink:type="simple" xlink:show="embed" xlink:actuate="onLoad"/></draw:frame><text:tab/><text:tab/><draw:frame draw:style-name="Mfr2" draw:name="graphics2" text:anchor-type="char" svg:x="2.5528in" svg:y="0.128in" svg:width="0.7535in" svg:height="0.7398in" draw:z-index="0"><draw:image xlink:href="Pictures/10000000000000E2000000DFA345451E.jpg" xlink:type="simple" xlink:show="embed" xlink:actuate="onLoad"/></draw:frame><draw:frame draw:style-name="Mfr2" draw:name="graphics3" text:anchor-type="char" svg:x="5.1811in" svg:y="0.4583in" svg:width="1.05in" svg:height="0.4181in" draw:z-index="1"><draw:image xlink:href="Pictures/100002000000013D0000008D8F07C93C.png" xlink:type="simple" xlink:show="embed" xlink:actuate="onLoad"/></draw:frame></text:p>
        <text:p text:style-name="Header"><draw:frame draw:style-name="Mfr3" draw:name="graphics1" text:anchor-type="paragraph" svg:width="6.2681in" svg:height="0.0484in"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5"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6"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7"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8" style:page-layout-name="Mpm7">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1">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style:master-page style:name="Converted9" style:page-layout-name="Mpm6">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1">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efinition</dc:title>
    <dc:subject>Project Name</dc:subject>
    <meta:initial-creator>Branko Mihaljevic</meta:initial-creator>
    <meta:editing-cycles>50</meta:editing-cycles>
    <meta:print-date>2000-10-31T08:28:00</meta:print-date>
    <meta:creation-date>2004-10-09T14:59:00</meta:creation-date>
    <dc:date>2013-11-22T19:35:30.21</dc:date>
    <meta:editing-duration>PT11H26M46S</meta:editing-duration>
    <meta:generator>OpenOffice/4.0.1$Win32 OpenOffice.org_project/401m5$Build-9714</meta:generator>
    <dc:creator>Miraldi Fifo</dc:creator>
    <meta:document-statistic meta:table-count="15" meta:image-count="4" meta:object-count="0" meta:page-count="10" meta:paragraph-count="238" meta:word-count="1800" meta:character-count="10746"/>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